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a" table:style-name="ta1">
        <table:shapes>
          <draw:frame draw:z-index="0" draw:style-name="gr1" draw:text-style-name="P1" svg:width="157.31mm" svg:height="94.09mm" svg:x="158.58mm" svg:y="0.2mm">
            <draw:object draw:notify-on-update-of-ranges="resultados_E2a.A1:resultados_E2a.A1 resultados_E2a.A2:resultados_E2a.A5 resultados_E2a.B1:resultados_E2a.B1 resultados_E2a.B2:resultados_E2a.B5 resultados_E2a.C1:resultados_E2a.C1 resultados_E2a.C2:resultados_E2a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6660" calcext:value-type="float">
            <text:p>36660</text:p>
          </table:table-cell>
          <table:table-cell office:value-type="float" office:value="37667" calcext:value-type="float">
            <text:p>3766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6997" calcext:value-type="float">
            <text:p>36997</text:p>
          </table:table-cell>
          <table:table-cell office:value-type="float" office:value="40468" calcext:value-type="float">
            <text:p>4046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36851" calcext:value-type="float">
            <text:p>36851</text:p>
          </table:table-cell>
          <table:table-cell office:value-type="float" office:value="39713" calcext:value-type="float">
            <text:p>3971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36002" calcext:value-type="float">
            <text:p>36002</text:p>
          </table:table-cell>
          <table:table-cell office:value-type="float" office:value="38950" calcext:value-type="float">
            <text:p>38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7:37:47.198000000</dc:date>
    <meta:editing-duration>PT2M40S</meta:editing-duration>
    <meta:editing-cycles>1</meta:editing-cycles>
    <meta:document-statistic meta:table-count="1" meta:cell-count="15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2cm" svg:height="9.41cm" xlink:href=".." xlink:type="simple" chart:class="chart:line" chart:style-name="ch1">
        <chart:title svg:x="3.02cm" svg:y="0.324cm" chart:style-name="ch2">
          <text:p>Tempo de processamento ao variar o valor de P</text:p>
        </chart:title>
        <chart:subtitle svg:x="6.155cm" svg:y="1.291cm" chart:style-name="ch3">
          <text:p>Matriz 3200 x 3200</text:p>
        </chart:subtitle>
        <chart:legend chart:legend-position="end" svg:x="10.552cm" svg:y="4.157cm" style:legend-expansion="high" chart:style-name="ch4"/>
        <chart:plot-area chart:style-name="ch5" table:cell-range-address="resultados_E2a.A1:resultados_E2a.C5" chart:data-source-has-labels="both" svg:x="1.325cm" svg:y="2.162cm" svg:width="8.913cm" svg:height="6.079cm">
          <chartooo:coordinate-region svg:x="2.502cm" svg:y="2.361cm" svg:width="7.179cm" svg:height="5.233cm"/>
          <chart:axis chart:dimension="x" chart:name="primary-x" chart:style-name="ch6" chartooo:axis-type="auto">
            <chartooo:date-scale/>
            <chart:title svg:x="4.97cm" svg:y="8.429cm" chart:style-name="ch7">
              <text:p>Valor de P</text:p>
            </chart:title>
            <chart:categories table:cell-range-address="resultados_E2a.A2:resultados_E2a.A5"/>
          </chart:axis>
          <chart:axis chart:dimension="y" chart:name="primary-y" chart:style-name="ch6">
            <chart:title svg:x="0.451cm" svg:y="7.11cm" chart:style-name="ch8">
              <text:p>Tempo em milissegundos</text:p>
            </chart:title>
            <chart:grid chart:style-name="ch9" chart:class="major"/>
          </chart:axis>
          <chart:series chart:style-name="ch10" chart:values-cell-range-address="resultados_E2a.B2:resultados_E2a.B5" chart:label-cell-address="resultados_E2a.B1:resultados_E2a.B1" chart:class="chart:line">
            <chart:data-point chart:repeated="4"/>
          </chart:series>
          <chart:series chart:style-name="ch11" chart:values-cell-range-address="resultados_E2a.C2:resultados_E2a.C5" chart:label-cell-address="resultados_E2a.C1:resultados_E2a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a.B1:resultados_E2a.B1</svg:desc>
                </draw:g>
              </table:table-cell>
              <table:table-cell office:value-type="string">
                <text:p>tempo_medio_processos</text:p>
                <draw:g>
                  <svg:desc>resultados_E2a.C1:resultados_E2a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a.A2:resultados_E2a.A5</svg:desc>
                </draw:g>
              </table:table-cell>
              <table:table-cell office:value-type="float" office:value="36660">
                <text:p>36660</text:p>
                <draw:g>
                  <svg:desc>resultados_E2a.B2:resultados_E2a.B5</svg:desc>
                </draw:g>
              </table:table-cell>
              <table:table-cell office:value-type="float" office:value="37667">
                <text:p>37667</text:p>
                <draw:g>
                  <svg:desc>resultados_E2a.C2:resultados_E2a.C5</svg:desc>
                </draw:g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36997">
                <text:p>36997</text:p>
              </table:table-cell>
              <table:table-cell office:value-type="float" office:value="40468">
                <text:p>40468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36851">
                <text:p>36851</text:p>
              </table:table-cell>
              <table:table-cell office:value-type="float" office:value="39713">
                <text:p>39713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6002">
                <text:p>36002</text:p>
              </table:table-cell>
              <table:table-cell office:value-type="float" office:value="38950">
                <text:p>38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